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04c8" officeooo:paragraph-rsid="000204c8"/>
    </style:style>
    <style:style style:name="P2" style:family="paragraph" style:parent-style-name="Standard">
      <style:text-properties style:text-underline-style="none" officeooo:rsid="000204c8" officeooo:paragraph-rsid="000204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008 Machine Specification</text:p>
      <text:p text:style-name="P1"/>
      <text:p text:style-name="P2">500Khz clock</text:p>
      <text:p text:style-name="P2">16k RAM</text:p>
      <text:p text:style-name="P2"/>
      <text:p text:style-name="P2">Input port 0 : when non zero a key has been pressed, reading resets the strobe</text:p>
      <text:p text:style-name="P2">Output port 8 : write to display/terminal (bit 7 ignored)</text:p>
      <text:p text:style-name="P2">Input port 1 : bit 7 set when display/terminal can accept dat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01:25.752980599</meta:creation-date>
    <dc:date>2016-12-07T15:02:55.118636812</dc:date>
    <meta:editing-duration>PT1M31S</meta:editing-duration>
    <meta:editing-cycles>1</meta:editing-cycles>
    <meta:document-statistic meta:table-count="0" meta:image-count="0" meta:object-count="0" meta:page-count="1" meta:paragraph-count="6" meta:word-count="45" meta:character-count="243" meta:non-whitespace-character-count="204"/>
    <meta:generator>LibreOffice/5.2.3.3$Linux_X86_64 LibreOffice_project/20m0$Build-3</meta:generator>
  </office:meta>
</office:document-meta>
</file>